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584cm" table:align="left"/>
    </style:style>
    <style:style style:name="Table1.A" style:family="table-column">
      <style:table-column-properties style:column-width="2.443cm"/>
    </style:style>
    <style:style style:name="Table1.B" style:family="table-column">
      <style:table-column-properties style:column-width="15.141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4" style:family="table-cell">
      <style:table-cell-properties fo:background-color="transparent" fo:padding="0.097cm" fo:border-left="0.05pt solid #000000" fo:border-right="none" fo:border-top="none" fo:border-bottom="0.05pt solid #000000">
        <style:background-image/>
      </style:table-cell-properties>
    </style:style>
    <style:style style:name="Table1.5" style:family="table-row">
      <style:table-row-properties style:min-row-height="18.293cm"/>
    </style:style>
    <style:style style:name="P1" style:family="paragraph" style:parent-style-name="Standard">
      <style:text-properties style:font-name="Cantarell"/>
    </style:style>
    <style:style style:name="P2" style:family="paragraph" style:parent-style-name="Table_20_Contents">
      <style:text-properties fo:font-variant="normal" fo:text-transform="none" fo:color="#222222" style:font-name="Liberation Serif" fo:font-size="11pt" fo:letter-spacing="normal" fo:font-style="normal" fo:font-weight="normal" style:font-size-asian="11pt" style:font-size-complex="11pt"/>
    </style:style>
    <style:style style:name="P3" style:family="paragraph" style:parent-style-name="Table_20_Contents">
      <style:text-properties style:font-name="Liberation Serif"/>
    </style:style>
    <style:style style:name="P4" style:family="paragraph" style:parent-style-name="Table_20_Contents">
      <style:paragraph-properties fo:background-color="transparent">
        <style:background-image/>
      </style:paragraph-properties>
      <style:text-properties style:font-name="Liberation Serif"/>
    </style:style>
    <style:style style:name="P5" style:family="paragraph" style:parent-style-name="Table_20_Contents" style:list-style-name="L1">
      <style:text-properties fo:font-variant="normal" fo:text-transform="none" fo:color="#222222" style:font-name="Liberation Serif" fo:font-size="11pt" fo:letter-spacing="normal" fo:font-style="normal" fo:font-weight="normal" style:font-size-asian="11pt" style:font-size-complex="11pt"/>
    </style:style>
    <style:style style:name="P6" style:family="paragraph" style:parent-style-name="Table_20_Contents">
      <style:text-properties style:font-name="Liberation Serif"/>
    </style:style>
    <style:style style:name="P7" style:family="paragraph" style:parent-style-name="Table_20_Contents">
      <style:paragraph-properties fo:background-color="transparent">
        <style:background-image/>
      </style:paragraph-properties>
      <style:text-properties style:font-name="Liberation Serif"/>
    </style:style>
    <style:style style:name="T1" style:family="text">
      <style:text-properties style:font-name="Cantarell" fo:font-size="16pt" fo:font-weight="bold" style:font-size-asian="16pt" style:font-weight-asian="bold" style:font-size-complex="16pt" style:font-weight-complex="bold"/>
    </style:style>
    <style:style style:name="T2" style:family="text">
      <style:text-properties style:text-position="super 58%"/>
    </style:style>
    <style:style style:name="T3" style:family="text">
      <style:text-properties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nutes of Meeting </text:p>
      <text:p text:style-name="P1">GMRT</text:p>
      <text:p text:style-name="Standard"><text:tab/><text:tab/><text:tab/><text:tab/><text:tab/><text:span text:style-name="T1">Minutes of Meeting</text:span></text:p>
      <text:p text:style-name="Standard"><text:tab/></text:p>
      <table:table table:name="Table1" table:style-name="Table1">
        <table:table-column table:style-name="Table1.A"/>
        <table:table-column table:style-name="Table1.B"/>
        <table:table-row>
          <table:table-cell table:style-name="Table1.A1" office:value-type="string">
            <text:p text:style-name="P4">Meeting</text:p>
          </table:table-cell>
          <table:table-cell table:style-name="Table1.B1" office:value-type="string">
            <text:p text:style-name="P3">Meeting related to In House CMS development</text:p>
          </table:table-cell>
        </table:table-row>
        <table:table-row>
          <table:table-cell table:style-name="Table1.A2" office:value-type="string">
            <text:p text:style-name="P4">Held on</text:p>
          </table:table-cell>
          <table:table-cell table:style-name="Table1.B2" office:value-type="string">
            <text:p text:style-name="P3">27<text:span text:style-name="T2">th</text:span> November 2012 Time : 3.00 PM to 5.00 PM; VIP dinning room</text:p>
          </table:table-cell>
        </table:table-row>
        <table:table-row>
          <table:table-cell table:style-name="Table1.A2" office:value-type="string">
            <text:p text:style-name="P4">Attendees</text:p>
          </table:table-cell>
          <table:table-cell table:style-name="Table1.B2" office:value-type="string">
            <text:p text:style-name="P3">Nimisha,S.Nayak,Charu,Raju, Santaji and Naresh</text:p>
          </table:table-cell>
        </table:table-row>
        <table:table-row>
          <table:table-cell table:style-name="Table1.A4" office:value-type="string">
            <text:p text:style-name="P4">Agenda</text:p>
          </table:table-cell>
          <table:table-cell table:style-name="Table1.B2" office:value-type="string">
            <text:p text:style-name="P3">In House CMS development </text:p>
          </table:table-cell>
        </table:table-row>
        <table:table-row table:style-name="Table1.5">
          <table:table-cell table:style-name="Table1.A4" office:value-type="string">
            <text:p text:style-name="P4">Highlights</text:p>
            <text:p text:style-name="P4">and items</text:p>
            <text:p text:style-name="P4">discussed </text:p>
          </table:table-cell>
          <table:table-cell table:style-name="Table1.B2" office:value-type="string">
            <text:p text:style-name="P3"><text:s text:c="13"/>Discussed following items :</text:p>
            <text:p text:style-name="P2"/>
            <text:list xml:id="list18053978611" text:style-name="L1">
              <text:list-item>
                <text:p text:style-name="P5">AS USUAL THE MEETING STARTED WITH UPDATES ON ITEMS – MCM,MILTECH PC ETC. <text:s text:c="2"/>CHARU AND NARESH ARE INVOVLED IN DEFINING THE PROCEDURE FOR TESTING MCM. <text:s/>Charu informed that MCM card testing is going on with Analog back-end lab.</text:p>
                <text:p text:style-name="P5">We are making two more cards which are being tuned and tested by C.Sateesh and Mahadev Misal and one SOP will be written for the tuning and testing of MCM cards. Total 11 cards are tested and ready.</text:p>
                <text:p text:style-name="P5">Charu informed that folder of purchase order related to I7 Miltec PC is cleared by S.Nayak. Once it is cleared, PC will be given to RFI group for RFI testing.</text:p>
                <text:p text:style-name="P5"/>
              </text:list-item>
              <text:list-item>
                <text:p text:style-name="P5">NGK SUGGESTED THAT THE GROUP HAS ENOUGH EXPERTISE TO INSTALL UBUNTU AND REQUIRED SOFTWARE ON THE COMMON COMPUTER AND WE SHOULD NOT DEPEND ON THE COMPUTER SECTION FOR HELP. <text:s text:c="3"/>Raj will do the new machine installation( Ubuntu 11.04 ) for our R&amp;D work by 30<text:span text:style-name="T2">th</text:span> November. This machine will have all the software and tools. It will host Vanilla discussion forum WHICH NARESH WILL INSTALL, ENABLE LOGINS FOR USERS AND COMMUNICATE DETAILS TO THE GROUP MEMBERS. <text:s text:c="2"/>ALL GROUP MEMBERS WILL HAVE AN ACCOUNT ON THIS DISCUSSION FORUM AND THE PROGRESS BY THE GROUP WILL BE CHARTED THERE.</text:p>
              </text:list-item>
            </text:list>
            <text:p text:style-name="P2"/>
            <text:list xml:id="list107675620" text:continue-numbering="true" text:style-name="L1">
              <text:list-item>
                <text:p text:style-name="P5">NGK EXPLAINED TO THE GROUP THAT IT IS NECESSARY TO AIM AT THE CnM THAT THE TEAM IS WORKING ON TO BE GENERAL AND TO USE A PROCEDURE SUCH AS POINTING AS A CASE STUDY. <text:s/>IT WAS DECIDED IN AN EARLIER MEETING THAT THIS PROCEDURE WILL BE PORTED TO THE NEW CnM AND WILL RESULT IN <text:s/>EXPERIENCE IN UNDERSTANDING THE COMPLEXITY INVOLVED. <text:s text:c="2"/>THIS WILL INVOLVE CHANGES IN TELESET AND ABCCOM. <text:s text:c="2"/>Raj WHO HAS WORKED ON TELESET AND ABCCOM EXTENSIVELY will work on this, <text:s/>ALONGWITH SANTAJI WHO HAS EXTENSIVE FIRST-HAND KNOWLEDGE OF POINTING PROCEDURES IN EXISTING ONLINE. <text:s text:c="2"/>NGK WILL BE AVAILABLE FOR HELP TOO. <text:s text:c="2"/>THIS WILL TAKE TIME BUT HELP THE TEAM CHART A COURSE.</text:p>
                <text:p text:style-name="P5"><text:s/></text:p>
              </text:list-item>
              <text:list-item>
                <text:p text:style-name="P5">We all discussed about various tools for entire framework. <text:s text:c="4"/></text:p>
                <text:p text:style-name="P5">NGK SUGGESTED FINALISING THE BLOCK DIAGRAM EXPLAINING WHAT THE TEAM PLANS TO DO AND ALSO THE TOOLS TO BE USED FOR DEVELOPMENT TO ENSURE UNIFORMITY AND REDUCE CONFUSION. <text:s/>THE GROUP DISCUSSED THIS AT LENGTH. <text:s text:c="3"/>FROM WHAT HAS BEEN DISCUSSED, THERE ARE TWO MAIN PARTS – DESKTOP APPLICATION AND WEBBASED APPLICATIONS. <text:s/></text:p>
                <text:p text:style-name="P5"><text:soft-page-break/><text:s/>Nimisha suggested that QT is best for desktop application like operator interface, MASTER INTERFACE, ABCCOM.</text:p>
                <text:p text:style-name="P5">Santaji ADDED that QT is best for real time applications SINCE ITS C++ BASED AND FAST. </text:p>
                <text:p text:style-name="P5">QT MIGHT NOT BE THE BEST OPTION FOR WEB-BASED TOOLS SUCH AS User interface,engineering UI, Data monitoring, plots, charts can be build as <text:s/>Web based interface using PHP or JSP.</text:p>
                <text:p text:style-name="P5">Santaji said that C is faster than Perl and Python for database operations.</text:p>
                <text:p text:style-name="P5">We will stick to C for database entries and PHP for database access.</text:p>
                <text:p text:style-name="P5">NARESH SUGGESTED THAT C and C++ IS BEST FOR CORE SOFTWARE.</text:p>
                <text:p text:style-name="P5">It was decided that we will have desktop based operator controlled telescope software, QT FOR DESKSTOP APPLICATIONS, C/C++ FOR CORE SOFTWARE AND IN NEXT MEETING DISCUSS PHP/JSP FOR WEBBASED APPLICATIONS. <text:s text:c="2"/>NGK SUGGESTED THAT THE TEAM DO MORE RESEARCH ON THIS AND SUGGESTIONS ARE WELCOME. <text:s text:c="2"/></text:p>
                <text:p text:style-name="P5"><text:s text:c="4"/><text:span text:style-name="T3"><text:s text:c="20"/></text:span></text:p>
              </text:list-item>
              <text:list-item>
                <text:p text:style-name="P5">Nimisha said that we need to expand the block DIAGRAM of CMS architecture in details.</text:p>
                <text:p text:style-name="P5">Raj will expand the Master software block along with ABCCOM and Teledisp.</text:p>
                <text:p text:style-name="P5">Naresh will look into QT and web interface block.</text:p>
                <text:p text:style-name="P5">Charu and Naresh will look into engineering UI block.</text:p>
                <text:p text:style-name="P5">Santaji will expand data monitoring, charts, plots.</text:p>
                <text:p text:style-name="P5">Sachin will look into operator interface block. </text:p>
                <text:p text:style-name="P5"/>
              </text:list-item>
              <text:list-item>
                <text:p text:style-name="P5">Nimisha suggested that we can take a student for PROJECTS LIKE database related coding WHICH ARE WELL-DEFINED. <text:s/>REST WILL EVOLVE.</text:p>
              </text:list-item>
            </text:list>
            <text:p text:style-name="P2"/>
            <text:list xml:id="list439431710" text:continue-numbering="true" text:style-name="L1">
              <text:list-item>
                <text:p text:style-name="P5">Next week we will expand all blocks of CMS architecture and formalize the tools.</text:p>
                <text:p text:style-name="P5"/>
              </text:list-item>
              <text:list-item>
                <text:p text:style-name="P5">11<text:span text:style-name="T2">th</text:span> December meeting we will finalize the block diagram of CMS architecture.</text:p>
              </text:list-item>
            </text:list>
          </table:table-cell>
        </table:table-row>
        <text:soft-page-break/>
        <table:table-row table:style-name="Table1.5">
          <table:table-cell table:style-name="Table1.A4" office:value-type="string">
            <text:p text:style-name="P4"/>
          </table:table-cell>
          <table:table-cell table:style-name="Table1.B2" office:value-type="string">
            <text:p text:style-name="P3"/>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leset </meta:initial-creator>
    <meta:creation-date>2012-08-07T13:33:14</meta:creation-date>
    <dc:date>2012-12-04T12:22:35</dc:date>
    <dc:creator>ngk </dc:creator>
    <meta:editing-duration>PT7H47M28S</meta:editing-duration>
    <meta:editing-cycles>83</meta:editing-cycles>
    <meta:generator>LibreOffice/3.5$Linux_X86_64 LibreOffice_project/350m1$Build-2</meta:generator>
    <meta:document-statistic meta:table-count="1" meta:image-count="0" meta:object-count="0" meta:page-count="3" meta:paragraph-count="41" meta:word-count="696" meta:character-count="4051" meta:non-whitespace-character-count="3331"/>
  </office:meta>
</office:document-meta>
</file>